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6692" calcext:value-type="float">
            <text:p>93.4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6064" calcext:value-type="float">
            <text:p>93.4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1872" calcext:value-type="float">
            <text:p>92.7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6096" calcext:value-type="float">
            <text:p>91.4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0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96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9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47744" calcext:value-type="float">
            <text:p>80.2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9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9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8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8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7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7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7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7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0701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